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4H49M27.659S" table:style-name="ce2">
            <text:p>49:27.7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login.do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4H49M27.692S" table:style-name="ce2">
            <text:p>49:27.7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login.d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4H49M27.701S" table:style-name="ce2">
            <text:p>49:27.7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4H49M27.736S" table:style-name="ce2">
            <text:p>49:27.7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4H49M27.725S" table:style-name="ce2">
            <text:p>49:27.7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login.do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4H49M27.729S" table:style-name="ce2">
            <text:p>49:27.7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4H49M27.785S" table:style-name="ce2">
            <text:p>49:27.8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4H49M27.759S" table:style-name="ce2">
            <text:p>49:27.8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login.do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4H49M27.784S" table:style-name="ce2">
            <text:p>49:27.8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4H49M27.794S" table:style-name="ce2">
            <text:p>49:27.8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4H49M27.792S" table:style-name="ce2">
            <text:p>49:27.8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login.d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4H49M27.831S" table:style-name="ce2">
            <text:p>49:27.8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4H49M27.820S" table:style-name="ce2">
            <text:p>49:27.8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4H49M27.832S" table:style-name="ce2">
            <text:p>49:27.8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4H49M27.872S" table:style-name="ce2">
            <text:p>49:27.9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4H49M27.830S" table:style-name="ce2">
            <text:p>49:27.8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login.do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4H49M27.877S" table:style-name="ce2">
            <text:p>49:27.9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4H49M27.809S" table:style-name="ce2">
            <text:p>49:27.8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allGuidelines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9412" table:style-name="ce1">
            <text:p>29412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4H49M27.841S" table:style-name="ce2">
            <text:p>49:27.8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4H49M27.864S" table:style-name="ce2">
            <text:p>49:27.9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login.do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4H49M27.933S" table:style-name="ce2">
            <text:p>49:27.9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4H49M27.934S" table:style-name="ce2">
            <text:p>49:27.9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allGuidelines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4H49M27.899S" table:style-name="ce2">
            <text:p>49:27.9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4H49M27.946S" table:style-name="ce2">
            <text:p>49:27.9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4H49M27.897S" table:style-name="ce2">
            <text:p>49:27.9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login.do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4H49M27.951S" table:style-name="ce2">
            <text:p>49:28.0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4H49M28.034S" table:style-name="ce2">
            <text:p>49:28.0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4H49M27.964S" table:style-name="ce2">
            <text:p>49:28.0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login.do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4H49M27.930S" table:style-name="ce2">
            <text:p>49:27.9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login.do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25676" table:style-name="ce1">
            <text:p>25676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4H49M28.001S" table:style-name="ce2">
            <text:p>49:28.0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97" table:style-name="ce1">
            <text:p>97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4H49M27.997S" table:style-name="ce2">
            <text:p>49:28.0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login.do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4H49M27.877S" table:style-name="ce2">
            <text:p>49:27.9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allGuidelines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4H49M28.056S" table:style-name="ce2">
            <text:p>49:28.1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4H49M28.030S" table:style-name="ce2">
            <text:p>49:28.0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login.do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4H49M28.099S" table:style-name="ce2">
            <text:p>49:28.1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4H49M28.048S" table:style-name="ce2">
            <text:p>49:28.0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4H49M28.133S" table:style-name="ce2">
            <text:p>49:28.1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allGuidelines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4H49M28.097S" table:style-name="ce2">
            <text:p>49:28.1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4H49M28.081S" table:style-name="ce2">
            <text:p>49:28.1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4H49M28.097S" table:style-name="ce2">
            <text:p>49:28.1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login.do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4H49M28.161S" table:style-name="ce2">
            <text:p>49:28.2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4H49M28.064S" table:style-name="ce2">
            <text:p>49:28.1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login.do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4H49M27.901S" table:style-name="ce2">
            <text:p>49:27.9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allGuidelines</text:p>
          </table:table-cell>
          <table:table-cell office:value-type="float" office:value="361" table:style-name="ce1">
            <text:p>361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4H49M28.131S" table:style-name="ce2">
            <text:p>49:28.1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login.do</text:p>
          </table:table-cell>
          <table:table-cell office:value-type="float" office:value="147" table:style-name="ce1">
            <text:p>147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4H49M28.124S" table:style-name="ce2">
            <text:p>49:28.1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4H49M28.163S" table:style-name="ce2">
            <text:p>49:28.2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4H49M28.213S" table:style-name="ce2">
            <text:p>49:28.2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4H49M27.994S" table:style-name="ce2">
            <text:p>49:28.0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allGuidelines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4H49M28.202S" table:style-name="ce2">
            <text:p>49:28.2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login.do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4H49M28.179S" table:style-name="ce2">
            <text:p>49:28.2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5718" table:style-name="ce1">
            <text:p>25718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4H49M28.296S" table:style-name="ce2">
            <text:p>49:28.3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4H49M28.224S" table:style-name="ce2">
            <text:p>49:28.2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4H49M28.168S" table:style-name="ce2">
            <text:p>49:28.2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login.do</text:p>
          </table:table-cell>
          <table:table-cell office:value-type="float" office:value="201" table:style-name="ce1">
            <text:p>201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4H49M28.073S" table:style-name="ce2">
            <text:p>49:28.1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allGuidelines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4H49M28.237S" table:style-name="ce2">
            <text:p>49:28.2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login.do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4H49M28.317S" table:style-name="ce2">
            <text:p>49:28.3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allGuidelines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4H49M28.264S" table:style-name="ce2">
            <text:p>49:28.3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allGuidelines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4H49M28.284S" table:style-name="ce2">
            <text:p>49:28.3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4H49M28.284S" table:style-name="ce2">
            <text:p>49:28.3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4H49M28.239S" table:style-name="ce2">
            <text:p>49:28.2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92" table:style-name="ce1">
            <text:p>192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4H49M28.279S" table:style-name="ce2">
            <text:p>49:28.3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4H49M28.409S" table:style-name="ce2">
            <text:p>49:28.4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guidelines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4H49M28.338S" table:style-name="ce2">
            <text:p>49:28.3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4H49M28.252S" table:style-name="ce2">
            <text:p>49:28.3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4H49M28.304S" table:style-name="ce2">
            <text:p>49:28.3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login.do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4H49M28.340S" table:style-name="ce2">
            <text:p>49:28.3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5943" table:style-name="ce1">
            <text:p>25943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4H49M28.389S" table:style-name="ce2">
            <text:p>49:28.4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allGuidelines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4H49M28.355S" table:style-name="ce2">
            <text:p>49:28.4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4H49M28.270S" table:style-name="ce2">
            <text:p>49:28.3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login.do</text:p>
          </table:table-cell>
          <table:table-cell office:value-type="float" office:value="249" table:style-name="ce1">
            <text:p>249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4H49M28.416S" table:style-name="ce2">
            <text:p>49:28.4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4H49M28.369S" table:style-name="ce2">
            <text:p>49:28.4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4H49M28.425S" table:style-name="ce2">
            <text:p>49:28.4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4H49M28.462S" table:style-name="ce2">
            <text:p>49:28.5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guidelines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4H49M28.467S" table:style-name="ce2">
            <text:p>49:28.5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4H49M28.372S" table:style-name="ce2">
            <text:p>49:28.4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login.do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4H49M28.405S" table:style-name="ce2">
            <text:p>49:28.4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login.do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4H49M28.337S" table:style-name="ce2">
            <text:p>49:28.3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login.do</text:p>
          </table:table-cell>
          <table:table-cell office:value-type="float" office:value="294" table:style-name="ce1">
            <text:p>294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4H49M28.469S" table:style-name="ce2">
            <text:p>49:28.5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4H49M28.591S" table:style-name="ce2">
            <text:p>49:28.6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4H49M28.441S" table:style-name="ce2">
            <text:p>49:28.4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4H49M28.545S" table:style-name="ce2">
            <text:p>49:28.5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4H49M28.432S" table:style-name="ce2">
            <text:p>49:28.4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4H49M28.402S" table:style-name="ce2">
            <text:p>49:28.4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4H49M28.468S" table:style-name="ce2">
            <text:p>49:28.5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4H49M28.242S" table:style-name="ce2">
            <text:p>49:28.2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allGuidelines</text:p>
          </table:table-cell>
          <table:table-cell office:value-type="float" office:value="474" table:style-name="ce1">
            <text:p>474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4H49M28.663S" table:style-name="ce2">
            <text:p>49:28.7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4H49M28.474S" table:style-name="ce2">
            <text:p>49:28.5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login.do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4H49M28.164S" table:style-name="ce2">
            <text:p>49:28.2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allGuidelines</text:p>
          </table:table-cell>
          <table:table-cell office:value-type="float" office:value="587" table:style-name="ce1">
            <text:p>587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4H49M28.663S" table:style-name="ce2">
            <text:p>49:28.7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4H49M28.439S" table:style-name="ce2">
            <text:p>49:28.4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login.do</text:p>
          </table:table-cell>
          <table:table-cell office:value-type="float" office:value="334" table:style-name="ce1">
            <text:p>334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4H49M28.668S" table:style-name="ce2">
            <text:p>49:28.7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4H49M28.520S" table:style-name="ce2">
            <text:p>49:28.5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4H49M28.573S" table:style-name="ce2">
            <text:p>49:28.6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4H49M28.648S" table:style-name="ce2">
            <text:p>49:28.6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4H49M28.540S" table:style-name="ce2">
            <text:p>49:28.5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login.do</text:p>
          </table:table-cell>
          <table:table-cell office:value-type="float" office:value="291" table:style-name="ce1">
            <text:p>291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4H49M28.507S" table:style-name="ce2">
            <text:p>49:28.5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login.do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4H49M28.626S" table:style-name="ce2">
            <text:p>49:28.6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08" table:style-name="ce1">
            <text:p>208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4H49M28.703S" table:style-name="ce2">
            <text:p>49:28.7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4H49M28.688S" table:style-name="ce2">
            <text:p>49:28.7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187" table:style-name="ce1">
            <text:p>187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4H49M28.574S" table:style-name="ce2">
            <text:p>49:28.6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login.do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4H49M28.641S" table:style-name="ce2">
            <text:p>49:28.6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login.do</text:p>
          </table:table-cell>
          <table:table-cell office:value-type="float" office:value="253" table:style-name="ce1">
            <text:p>253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4H49M28.718S" table:style-name="ce2">
            <text:p>49:28.7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allGuidelines</text:p>
          </table:table-cell>
          <table:table-cell office:value-type="float" office:value="185" table:style-name="ce1">
            <text:p>185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4H49M28.818S" table:style-name="ce2">
            <text:p>49:28.8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4H49M28.350S" table:style-name="ce2">
            <text:p>49:28.4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allGuidelines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4H49M28.608S" table:style-name="ce2">
            <text:p>49:28.6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login.do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5675" table:style-name="ce1">
            <text:p>25675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4H49M28.753S" table:style-name="ce2">
            <text:p>49:28.8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allGuidelines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4H49M28.632S" table:style-name="ce2">
            <text:p>49:28.6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315" table:style-name="ce1">
            <text:p>315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4H49M28.803S" table:style-name="ce2">
            <text:p>49:28.8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4H49M28.592S" table:style-name="ce2">
            <text:p>49:28.6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4H49M28.813S" table:style-name="ce2">
            <text:p>49:28.8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home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4H49M28.833S" table:style-name="ce2">
            <text:p>49:28.8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home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4H49M28.908S" table:style-name="ce2">
            <text:p>49:28.9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allGuidelines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4H49M28.482S" table:style-name="ce2">
            <text:p>49:28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allGuidelines</text:p>
          </table:table-cell>
          <table:table-cell office:value-type="float" office:value="531" table:style-name="ce1">
            <text:p>531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4H49M28.778S" table:style-name="ce2">
            <text:p>49:28.8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4H49M28.748S" table:style-name="ce2">
            <text:p>49:28.7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4H49M28.978S" table:style-name="ce2">
            <text:p>49:29.0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logout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4H49M28.878S" table:style-name="ce2">
            <text:p>49:28.9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4H49M28.833S" table:style-name="ce2">
            <text:p>49:28.8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4H49M28.833S" table:style-name="ce2">
            <text:p>49:28.8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4H49M28.953S" table:style-name="ce2">
            <text:p>49:29.0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164" table:style-name="ce1">
            <text:p>164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4H49M28.893S" table:style-name="ce2">
            <text:p>49:28.9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61" table:style-name="ce1">
            <text:p>261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4H49M28.958S" table:style-name="ce2">
            <text:p>49:29.0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home</text:p>
          </table:table-cell>
          <table:table-cell office:value-type="float" office:value="199" table:style-name="ce1">
            <text:p>199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4H49M28.913S" table:style-name="ce2">
            <text:p>49:28.9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46" table:style-name="ce1">
            <text:p>246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4H49M28.978S" table:style-name="ce2">
            <text:p>49:29.0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home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4H49M28.948S" table:style-name="ce2">
            <text:p>49:28.9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home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4H49M29.093S" table:style-name="ce2">
            <text:p>49:29.1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4H49M29.163S" table:style-name="ce2">
            <text:p>49:29.2</text:p>
          </table:table-cell>
          <table:table-cell office:value-type="string" table:style-name="ce1">
            <text:p>TC0017_InformationSharingGuidelines 1-4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4H49M28.893S" table:style-name="ce2">
            <text:p>49:28.9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;jsessionid=97sum7v4e5os16zq91dtsd3a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4H49M28.528S" table:style-name="ce2">
            <text:p>49:28.5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allGuidelines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4H49M29.018S" table:style-name="ce2">
            <text:p>49:29.0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allGuidelines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4H49M29.018S" table:style-name="ce2">
            <text:p>49:29.0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home</text:p>
          </table:table-cell>
          <table:table-cell office:value-type="float" office:value="209" table:style-name="ce1">
            <text:p>209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4H49M29.158S" table:style-name="ce2">
            <text:p>49:29.2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home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4H49M29.043S" table:style-name="ce2">
            <text:p>49:29.0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home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4H49M29.158S" table:style-name="ce2">
            <text:p>49:29.2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hom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4H49M28.472S" table:style-name="ce2">
            <text:p>49:28.5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allGuidelines</text:p>
          </table:table-cell>
          <table:table-cell office:value-type="float" office:value="776" table:style-name="ce1">
            <text:p>776</text:p>
          </table:table-cell>
          <table:table-cell office:value-type="string" table:style-name="ce1">
            <text:p>Success</text:p>
          </table:table-cell>
          <table:table-cell office:value-type="float" office:value="29410" table:style-name="ce1">
            <text:p>29410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4H49M29.103S" table:style-name="ce2">
            <text:p>49:29.1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home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4H49M28.556S" table:style-name="ce2">
            <text:p>49:28.6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allGuidelines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4H49M28.663S" table:style-name="ce2">
            <text:p>49:28.7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allGuidelines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4H49M29.113S" table:style-name="ce2">
            <text:p>49:29.1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home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4H49M29.178S" table:style-name="ce2">
            <text:p>49:29.2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home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4H49M29.158S" table:style-name="ce2">
            <text:p>49:29.2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home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4H49M29.228S" table:style-name="ce2">
            <text:p>49:29.2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home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4H49M29.178S" table:style-name="ce2">
            <text:p>49:29.2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allGuidelines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4H49M28.738S" table:style-name="ce2">
            <text:p>49:28.7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allGuidelines</text:p>
          </table:table-cell>
          <table:table-cell office:value-type="float" office:value="616" table:style-name="ce1">
            <text:p>616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4H49M29.253S" table:style-name="ce2">
            <text:p>49:29.3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home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4H49M29.158S" table:style-name="ce2">
            <text:p>49:29.2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home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5717" table:style-name="ce1">
            <text:p>25717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4H49M29.278S" table:style-name="ce2">
            <text:p>49:29.3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allGuidelines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4H49M28.793S" table:style-name="ce2">
            <text:p>49:28.8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allGuidelines</text:p>
          </table:table-cell>
          <table:table-cell office:value-type="float" office:value="602" table:style-name="ce1">
            <text:p>602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4H49M28.758S" table:style-name="ce2">
            <text:p>49:28.8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allGuidelines</text:p>
          </table:table-cell>
          <table:table-cell office:value-type="float" office:value="635" table:style-name="ce1">
            <text:p>635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4H49M29.233S" table:style-name="ce2">
            <text:p>49:29.2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home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4H49M29.248S" table:style-name="ce2">
            <text:p>49:29.2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allGuidelines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6027" table:style-name="ce1">
            <text:p>26027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4H49M29.313S" table:style-name="ce2">
            <text:p>49:29.3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allGuidelines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4H49M29.328S" table:style-name="ce2">
            <text:p>49:29.3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home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4H49M29.378S" table:style-name="ce2">
            <text:p>49:29.4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home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4H49M29.333S" table:style-name="ce2">
            <text:p>49:29.3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ho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4H49M29.318S" table:style-name="ce2">
            <text:p>49:29.3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home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25942" table:style-name="ce1">
            <text:p>25942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4H49M29.428S" table:style-name="ce2">
            <text:p>49:29.4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guidelines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4H49M28.848S" table:style-name="ce2">
            <text:p>49:28.8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allGuidelines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29413" table:style-name="ce1">
            <text:p>29413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4H49M29.353S" table:style-name="ce2">
            <text:p>49:29.4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allGuidelines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4H49M29.393S" table:style-name="ce2">
            <text:p>49:29.4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allGuidelines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4H49M29.393S" table:style-name="ce2">
            <text:p>49:29.4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allGuidelines</text:p>
          </table:table-cell>
          <table:table-cell office:value-type="float" office:value="184" table:style-name="ce1">
            <text:p>184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4H49M29.093S" table:style-name="ce2">
            <text:p>49:29.1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allGuidelines</text:p>
          </table:table-cell>
          <table:table-cell office:value-type="float" office:value="488" table:style-name="ce1">
            <text:p>488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4H49M28.903S" table:style-name="ce2">
            <text:p>49:28.9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allGuidelines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4H49M29.573S" table:style-name="ce2">
            <text:p>49:29.6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guidelines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4H49M29.493S" table:style-name="ce2">
            <text:p>49:29.5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guidelines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4H49M29.623S" table:style-name="ce2">
            <text:p>49:29.6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guidelines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4H49M29.233S" table:style-name="ce2">
            <text:p>49:29.2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allGuidelines</text:p>
          </table:table-cell>
          <table:table-cell office:value-type="float" office:value="463" table:style-name="ce1">
            <text:p>463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4H49M29.583S" table:style-name="ce2">
            <text:p>49:29.6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allGuidelines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4H49M29.538S" table:style-name="ce2">
            <text:p>49:29.5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allGuidelines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4H49M29.593S" table:style-name="ce2">
            <text:p>49:29.6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allGuidelines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4H49M29.723S" table:style-name="ce2">
            <text:p>49:29.7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guidelines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4H49M29.118S" table:style-name="ce2">
            <text:p>49:29.1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allGuidelines</text:p>
          </table:table-cell>
          <table:table-cell office:value-type="float" office:value="648" table:style-name="ce1">
            <text:p>648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4H49M29.158S" table:style-name="ce2">
            <text:p>49:29.2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allGuidelines</text:p>
          </table:table-cell>
          <table:table-cell office:value-type="float" office:value="639" table:style-name="ce1">
            <text:p>639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4H49M29.228S" table:style-name="ce2">
            <text:p>49:29.2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allGuidelines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4H49M29.653S" table:style-name="ce2">
            <text:p>49:29.7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4H49M29.363S" table:style-name="ce2">
            <text:p>49:29.4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allGuidelines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4H49M29.768S" table:style-name="ce2">
            <text:p>49:29.8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allGuidelines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4H49M29.763S" table:style-name="ce2">
            <text:p>49:29.8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guidelines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4H49M29.798S" table:style-name="ce2">
            <text:p>49:29.8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allGuidelines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4H49M29.698S" table:style-name="ce2">
            <text:p>49:29.7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allGuidelines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4H49M29.438S" table:style-name="ce2">
            <text:p>49:29.4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allGuidelines</text:p>
          </table:table-cell>
          <table:table-cell office:value-type="float" office:value="448" table:style-name="ce1">
            <text:p>448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4H49M29.403S" table:style-name="ce2">
            <text:p>49:29.4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allGuidelines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4H49M29.828S" table:style-name="ce2">
            <text:p>49:29.8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home</text:p>
          </table:table-cell>
          <table:table-cell office:value-type="float" office:value="74" table:style-name="ce1">
            <text:p>74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4H49M29.688S" table:style-name="ce2">
            <text:p>49:29.7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4H49M29.433S" table:style-name="ce2">
            <text:p>49:29.4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allGuidelines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4H49M29.808S" table:style-name="ce2">
            <text:p>49:29.8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allGuidelines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4H49M29.903S" table:style-name="ce2">
            <text:p>49:29.9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4H49M29.888S" table:style-name="ce2">
            <text:p>49:29.9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guidelines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4H49M29.883S" table:style-name="ce2">
            <text:p>49:29.9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guidelines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4H49M29.923S" table:style-name="ce2">
            <text:p>49:29.9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4H49M29.833S" table:style-name="ce2">
            <text:p>49:29.8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allGuidelines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4H49M29.953S" table:style-name="ce2">
            <text:p>49:30.0</text:p>
          </table:table-cell>
          <table:table-cell office:value-type="string" table:style-name="ce1">
            <text:p>TC0017_InformationSharingGuidelines 1-17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4H49M29.888S" table:style-name="ce2">
            <text:p>49:29.9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allGuidelines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4H49M29.488S" table:style-name="ce2">
            <text:p>49:29.5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allGuidelines</text:p>
          </table:table-cell>
          <table:table-cell office:value-type="float" office:value="493" table:style-name="ce1">
            <text:p>493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4H49M29.338S" table:style-name="ce2">
            <text:p>49:29.3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allGuidelines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4H49M29.908S" table:style-name="ce2">
            <text:p>49:29.9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home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4H49M29.878S" table:style-name="ce2">
            <text:p>49:29.9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124" table:style-name="ce1">
            <text:p>124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4H49M29.928S" table:style-name="ce2">
            <text:p>49:29.9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guidelines</text:p>
          </table:table-cell>
          <table:table-cell office:value-type="float" office:value="73" table:style-name="ce1">
            <text:p>73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4H49M29.898S" table:style-name="ce2">
            <text:p>49:29.9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allGuidelines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4H49M29.923S" table:style-name="ce2">
            <text:p>49:29.9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guidelines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4H49M29.433S" table:style-name="ce2">
            <text:p>49:29.4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allGuidelines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29411" table:style-name="ce1">
            <text:p>29411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4H49M29.988S" table:style-name="ce2">
            <text:p>49:30.0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4H49M29.913S" table:style-name="ce2">
            <text:p>49:29.9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allGuidelines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4H49M29.978S" table:style-name="ce2">
            <text:p>49:30.0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allGuidelines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4H49M30.003S" table:style-name="ce2">
            <text:p>49:30.0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home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4H49M30.023S" table:style-name="ce2">
            <text:p>49:30.0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guideline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4H49M30.023S" table:style-name="ce2">
            <text:p>49:30.0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4H49M30.048S" table:style-name="ce2">
            <text:p>49:30.0</text:p>
          </table:table-cell>
          <table:table-cell office:value-type="string" table:style-name="ce1">
            <text:p>TC0017_InformationSharingGuidelines 1-14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4H49M30.038S" table:style-name="ce2">
            <text:p>49:30.0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4H49M30.013S" table:style-name="ce2">
            <text:p>49:30.0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allGuidelines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4H49M30.008S" table:style-name="ce2">
            <text:p>49:30.0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home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4H49M29.983S" table:style-name="ce2">
            <text:p>49:30.0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allGuidelines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26026" table:style-name="ce1">
            <text:p>26026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4H49M30.063S" table:style-name="ce2">
            <text:p>49:30.1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4H49M30.073S" table:style-name="ce2">
            <text:p>49:30.1</text:p>
          </table:table-cell>
          <table:table-cell office:value-type="string" table:style-name="ce1">
            <text:p>TC0017_InformationSharingGuidelines 1-20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4H49M30.003S" table:style-name="ce2">
            <text:p>49:30.0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home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4H49M30.068S" table:style-name="ce2">
            <text:p>49:30.1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guideline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Warning</text:p>
          </table:table-cell>
          <table:table-cell office:value-type="float" office:value="1256" table:style-name="ce1">
            <text:p>1256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4H49M30.068S" table:style-name="ce2">
            <text:p>49:30.1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home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4H49M30.043S" table:style-name="ce2">
            <text:p>49:30.0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guidelines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4H49M30.078S" table:style-name="ce2">
            <text:p>49:30.1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home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4H49M30.088S" table:style-name="ce2">
            <text:p>49:30.1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guidelines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4H49M30.123S" table:style-name="ce2">
            <text:p>49:30.1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4H49M30.118S" table:style-name="ce2">
            <text:p>49:30.1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4H49M30.138S" table:style-name="ce2">
            <text:p>49:30.1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4H49M30.153S" table:style-name="ce2">
            <text:p>49:30.2</text:p>
          </table:table-cell>
          <table:table-cell office:value-type="string" table:style-name="ce1">
            <text:p>TC0017_InformationSharingGuidelines 1-2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4H49M30.153S" table:style-name="ce2">
            <text:p>49:30.2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4H49M30.163S" table:style-name="ce2">
            <text:p>49:30.2</text:p>
          </table:table-cell>
          <table:table-cell office:value-type="string" table:style-name="ce1">
            <text:p>TC0017_InformationSharingGuidelines 1-21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4H49M30.123S" table:style-name="ce2">
            <text:p>49:30.1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hom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4H49M30.138S" table:style-name="ce2">
            <text:p>49:30.1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ho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4H49M30.168S" table:style-name="ce2">
            <text:p>49:30.2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4H49M30.188S" table:style-name="ce2">
            <text:p>49:30.2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4H49M30.173S" table:style-name="ce2">
            <text:p>49:30.2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hom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4H49M30.198S" table:style-name="ce2">
            <text:p>49:30.2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4H49M30.203S" table:style-name="ce2">
            <text:p>49:30.2</text:p>
          </table:table-cell>
          <table:table-cell office:value-type="string" table:style-name="ce1">
            <text:p>TC0017_InformationSharingGuidelines 1-27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4H49M30.198S" table:style-name="ce2">
            <text:p>49:30.2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4H49M30.208S" table:style-name="ce2">
            <text:p>49:30.2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4H49M30.213S" table:style-name="ce2">
            <text:p>49:30.2</text:p>
          </table:table-cell>
          <table:table-cell office:value-type="string" table:style-name="ce1">
            <text:p>TC0017_InformationSharingGuidelines 1-29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4H49M27.997S" table:style-name="ce2">
            <text:p>49:28.0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guidelines</text:p>
          </table:table-cell>
          <table:table-cell office:value-type="float" office:value="2341" table:style-name="ce1">
            <text:p>2341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4H49M30.338S" table:style-name="ce2">
            <text:p>49:30.3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guidelines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4H49M30.363S" table:style-name="ce2">
            <text:p>49:30.4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4H49M30.388S" table:style-name="ce2">
            <text:p>49:30.4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ho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4H49M30.408S" table:style-name="ce2">
            <text:p>49:30.4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4H49M30.418S" table:style-name="ce2">
            <text:p>49:30.4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4H49M30.428S" table:style-name="ce2">
            <text:p>49:30.4</text:p>
          </table:table-cell>
          <table:table-cell office:value-type="string" table:style-name="ce1">
            <text:p>TC0017_InformationSharingGuidelines 1-1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4H49M28.202S" table:style-name="ce2">
            <text:p>49:28.2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guidelines</text:p>
          </table:table-cell>
          <table:table-cell office:value-type="float" office:value="2289" table:style-name="ce1">
            <text:p>2289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4H49M30.488S" table:style-name="ce2">
            <text:p>49:30.5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guideline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4H49M30.513S" table:style-name="ce2">
            <text:p>49:30.5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4H49M30.533S" table:style-name="ce2">
            <text:p>49:30.5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hom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4H49M30.548S" table:style-name="ce2">
            <text:p>49:30.5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4H49M30.558S" table:style-name="ce2">
            <text:p>49:30.6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4H49M30.568S" table:style-name="ce2">
            <text:p>49:30.6</text:p>
          </table:table-cell>
          <table:table-cell office:value-type="string" table:style-name="ce1">
            <text:p>TC0017_InformationSharingGuidelines 1-2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4H49M28.409S" table:style-name="ce2">
            <text:p>49:28.4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guidelines</text:p>
          </table:table-cell>
          <table:table-cell office:value-type="float" office:value="2297" table:style-name="ce1">
            <text:p>2297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4H49M30.708S" table:style-name="ce2">
            <text:p>49:30.7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guideline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4H49M28.473S" table:style-name="ce2">
            <text:p>49:28.5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guidelines</text:p>
          </table:table-cell>
          <table:table-cell office:value-type="float" office:value="2268" table:style-name="ce1">
            <text:p>2268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4H49M30.728S" table:style-name="ce2">
            <text:p>49:30.7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4H49M30.743S" table:style-name="ce2">
            <text:p>49:30.7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guidelines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4H49M30.753S" table:style-name="ce2">
            <text:p>49:30.8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ho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4H49M30.773S" table:style-name="ce2">
            <text:p>49:30.8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4H49M30.788S" table:style-name="ce2">
            <text:p>49:30.8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4H49M30.798S" table:style-name="ce2">
            <text:p>49:30.8</text:p>
          </table:table-cell>
          <table:table-cell office:value-type="string" table:style-name="ce1">
            <text:p>TC0017_InformationSharingGuidelines 1-3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4H49M30.768S" table:style-name="ce2">
            <text:p>49:30.8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4H49M30.803S" table:style-name="ce2">
            <text:p>49:30.8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4H49M30.818S" table:style-name="ce2">
            <text:p>49:30.8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4H49M30.833S" table:style-name="ce2">
            <text:p>49:30.8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4H49M30.838S" table:style-name="ce2">
            <text:p>49:30.8</text:p>
          </table:table-cell>
          <table:table-cell office:value-type="string" table:style-name="ce1">
            <text:p>TC0017_InformationSharingGuidelines 1-5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4H49M28.928S" table:style-name="ce2">
            <text:p>49:28.9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guidelines</text:p>
          </table:table-cell>
          <table:table-cell office:value-type="float" office:value="2261" table:style-name="ce1">
            <text:p>2261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4H49M28.903S" table:style-name="ce2">
            <text:p>49:28.9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guidelines</text:p>
          </table:table-cell>
          <table:table-cell office:value-type="float" office:value="2315" table:style-name="ce1">
            <text:p>2315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4H49M31.188S" table:style-name="ce2">
            <text:p>49:31.2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guidelines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4H49M31.223S" table:style-name="ce2">
            <text:p>49:31.2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guideline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4H49M31.223S" table:style-name="ce2">
            <text:p>49:31.2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4H49M31.253S" table:style-name="ce2">
            <text:p>49:31.3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ho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4H49M31.248S" table:style-name="ce2">
            <text:p>49:31.2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4H49M31.278S" table:style-name="ce2">
            <text:p>49:31.3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4H49M31.293S" table:style-name="ce2">
            <text:p>49:31.3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4H49M31.298S" table:style-name="ce2">
            <text:p>49:31.3</text:p>
          </table:table-cell>
          <table:table-cell office:value-type="string" table:style-name="ce1">
            <text:p>TC0017_InformationSharingGuidelines 1-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4H49M31.288S" table:style-name="ce2">
            <text:p>49:31.3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4H49M31.308S" table:style-name="ce2">
            <text:p>49:31.3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4H49M31.318S" table:style-name="ce2">
            <text:p>49:31.3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4H49M31.333S" table:style-name="ce2">
            <text:p>49:31.3</text:p>
          </table:table-cell>
          <table:table-cell office:value-type="string" table:style-name="ce1">
            <text:p>TC0017_InformationSharingGuidelines 1-7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4H49M29.013S" table:style-name="ce2">
            <text:p>49:29.0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guidelines</text:p>
          </table:table-cell>
          <table:table-cell office:value-type="float" office:value="2335" table:style-name="ce1">
            <text:p>2335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4H49M31.348S" table:style-name="ce2">
            <text:p>49:31.3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guidelines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4H49M31.378S" table:style-name="ce2">
            <text:p>49:31.4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4H49M31.398S" table:style-name="ce2">
            <text:p>49:31.4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ho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4H49M31.413S" table:style-name="ce2">
            <text:p>49:31.4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4H49M31.423S" table:style-name="ce2">
            <text:p>49:31.4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4H49M31.428S" table:style-name="ce2">
            <text:p>49:31.4</text:p>
          </table:table-cell>
          <table:table-cell office:value-type="string" table:style-name="ce1">
            <text:p>TC0017_InformationSharingGuidelines 1-9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4H49M29.183S" table:style-name="ce2">
            <text:p>49:29.2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guidelines</text:p>
          </table:table-cell>
          <table:table-cell office:value-type="float" office:value="2283" table:style-name="ce1">
            <text:p>2283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4H49M31.468S" table:style-name="ce2">
            <text:p>49:31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guideline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4H49M31.488S" table:style-name="ce2">
            <text:p>49:31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4H49M31.513S" table:style-name="ce2">
            <text:p>49:31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4H49M31.528S" table:style-name="ce2">
            <text:p>49:31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4H49M31.538S" table:style-name="ce2">
            <text:p>49:31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4H49M31.543S" table:style-name="ce2">
            <text:p>49:31.5</text:p>
          </table:table-cell>
          <table:table-cell office:value-type="string" table:style-name="ce1">
            <text:p>TC0017_InformationSharingGuidelines 1-10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4H49M29.353S" table:style-name="ce2">
            <text:p>49:29.4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guidelines</text:p>
          </table:table-cell>
          <table:table-cell office:value-type="float" office:value="2269" table:style-name="ce1">
            <text:p>2269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4H49M31.623S" table:style-name="ce2">
            <text:p>49:31.6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guideline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4H49M31.648S" table:style-name="ce2">
            <text:p>49:31.6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4H49M31.668S" table:style-name="ce2">
            <text:p>49:31.7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4H49M31.688S" table:style-name="ce2">
            <text:p>49:31.7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4H49M31.693S" table:style-name="ce2">
            <text:p>49:31.7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4H49M31.703S" table:style-name="ce2">
            <text:p>49:31.7</text:p>
          </table:table-cell>
          <table:table-cell office:value-type="string" table:style-name="ce1">
            <text:p>TC0017_InformationSharingGuidelines 1-11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4H49M29.388S" table:style-name="ce2">
            <text:p>49:29.4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guidelines</text:p>
          </table:table-cell>
          <table:table-cell office:value-type="float" office:value="2361" table:style-name="ce1">
            <text:p>2361</text:p>
          </table:table-cell>
          <table:table-cell office:value-type="string" table:style-name="ce1">
            <text:p>Warning</text:p>
          </table:table-cell>
          <table:table-cell office:value-type="float" office:value="9536" table:style-name="ce1">
            <text:p>9536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4H49M29.423S" table:style-name="ce2">
            <text:p>49:29.4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guidelines</text:p>
          </table:table-cell>
          <table:table-cell office:value-type="float" office:value="2346" table:style-name="ce1">
            <text:p>2346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4H49M31.753S" table:style-name="ce2">
            <text:p>49:31.8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guidelines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4H49M31.773S" table:style-name="ce2">
            <text:p>49:31.8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guidelines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4H49M31.798S" table:style-name="ce2">
            <text:p>49:31.8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4H49M31.803S" table:style-name="ce2">
            <text:p>49:31.8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5746" table:style-name="ce1">
            <text:p>25746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4H49M31.823S" table:style-name="ce2">
            <text:p>49:31.8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4H49M31.843S" table:style-name="ce2">
            <text:p>49:31.8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4H49M31.833S" table:style-name="ce2">
            <text:p>49:31.8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home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25971" table:style-name="ce1">
            <text:p>25971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4H49M31.853S" table:style-name="ce2">
            <text:p>49:31.9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4H49M31.858S" table:style-name="ce2">
            <text:p>49:31.9</text:p>
          </table:table-cell>
          <table:table-cell office:value-type="string" table:style-name="ce1">
            <text:p>TC0017_InformationSharingGuidelines 1-12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4H49M31.853S" table:style-name="ce2">
            <text:p>49:31.9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logou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4H49M29.568S" table:style-name="ce2">
            <text:p>49:29.6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guidelines</text:p>
          </table:table-cell>
          <table:table-cell office:value-type="float" office:value="2301" table:style-name="ce1">
            <text:p>2301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4H49M31.873S" table:style-name="ce2">
            <text:p>49:31.9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4H49M31.878S" table:style-name="ce2">
            <text:p>49:31.9</text:p>
          </table:table-cell>
          <table:table-cell office:value-type="string" table:style-name="ce1">
            <text:p>TC0017_InformationSharingGuidelines 1-8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4H49M31.873S" table:style-name="ce2">
            <text:p>49:31.9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guideline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4H49M31.893S" table:style-name="ce2">
            <text:p>49:31.9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4H49M29.578S" table:style-name="ce2">
            <text:p>49:29.6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guidelines</text:p>
          </table:table-cell>
          <table:table-cell office:value-type="float" office:value="2349" table:style-name="ce1">
            <text:p>2349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4H49M31.918S" table:style-name="ce2">
            <text:p>49:31.9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4H49M31.933S" table:style-name="ce2">
            <text:p>49:31.9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4H49M31.943S" table:style-name="ce2">
            <text:p>49:31.9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4H49M31.948S" table:style-name="ce2">
            <text:p>49:31.9</text:p>
          </table:table-cell>
          <table:table-cell office:value-type="string" table:style-name="ce1">
            <text:p>TC0017_InformationSharingGuidelines 1-16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4H49M31.928S" table:style-name="ce2">
            <text:p>49:31.9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guidelines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4H49M31.958S" table:style-name="ce2">
            <text:p>49:32.0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4H49M31.983S" table:style-name="ce2">
            <text:p>49:32.0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ho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4H49M29.708S" table:style-name="ce2">
            <text:p>49:29.7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guidelines</text:p>
          </table:table-cell>
          <table:table-cell office:value-type="float" office:value="2296" table:style-name="ce1">
            <text:p>2296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4H49M31.998S" table:style-name="ce2">
            <text:p>49:32.0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4H49M32.013S" table:style-name="ce2">
            <text:p>49:32.0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4H49M32.023S" table:style-name="ce2">
            <text:p>49:32.0</text:p>
          </table:table-cell>
          <table:table-cell office:value-type="string" table:style-name="ce1">
            <text:p>TC0017_InformationSharingGuidelines 1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4H49M29.713S" table:style-name="ce2">
            <text:p>49:29.7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guidelines</text:p>
          </table:table-cell>
          <table:table-cell office:value-type="float" office:value="2320" table:style-name="ce1">
            <text:p>2320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4H49M32.008S" table:style-name="ce2">
            <text:p>49:32.0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guidelines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4H49M32.033S" table:style-name="ce2">
            <text:p>49:32.0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guidelines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4H49M32.038S" table:style-name="ce2">
            <text:p>49:32.0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4H49M32.053S" table:style-name="ce2">
            <text:p>49:32.1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4H49M32.063S" table:style-name="ce2">
            <text:p>49:32.1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home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4H49M32.088S" table:style-name="ce2">
            <text:p>49:32.1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4H49M32.093S" table:style-name="ce2">
            <text:p>49:32.1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4H49M32.088S" table:style-name="ce2">
            <text:p>49:32.1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hom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4H49M32.098S" table:style-name="ce2">
            <text:p>49:32.1</text:p>
          </table:table-cell>
          <table:table-cell office:value-type="string" table:style-name="ce1">
            <text:p>TC0017_InformationSharingGuidelines 1-18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4H49M32.103S" table:style-name="ce2">
            <text:p>49:32.1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4H49M32.113S" table:style-name="ce2">
            <text:p>49:32.1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4H49M32.118S" table:style-name="ce2">
            <text:p>49:32.1</text:p>
          </table:table-cell>
          <table:table-cell office:value-type="string" table:style-name="ce1">
            <text:p>TC0017_InformationSharingGuidelines 1-13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4H49M29.878S" table:style-name="ce2">
            <text:p>49:29.9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guidelines</text:p>
          </table:table-cell>
          <table:table-cell office:value-type="float" office:value="2313" table:style-name="ce1">
            <text:p>2313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4H49M29.923S" table:style-name="ce2">
            <text:p>49:29.9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guidelines</text:p>
          </table:table-cell>
          <table:table-cell office:value-type="float" office:value="2274" table:style-name="ce1">
            <text:p>2274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4H49M32.198S" table:style-name="ce2">
            <text:p>49:32.2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guidelines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4H49M32.193S" table:style-name="ce2">
            <text:p>49:32.2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guidelines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4H49M29.958S" table:style-name="ce2">
            <text:p>49:30.0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guidelines</text:p>
          </table:table-cell>
          <table:table-cell office:value-type="float" office:value="2264" table:style-name="ce1">
            <text:p>2264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4H49M32.223S" table:style-name="ce2">
            <text:p>49:32.2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home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4H49M32.223S" table:style-name="ce2">
            <text:p>49:32.2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4H49M32.228S" table:style-name="ce2">
            <text:p>49:32.2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guidelines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4H49M32.253S" table:style-name="ce2">
            <text:p>49:32.3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home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4H49M29.973S" table:style-name="ce2">
            <text:p>49:30.0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guidelines</text:p>
          </table:table-cell>
          <table:table-cell office:value-type="float" office:value="2299" table:style-name="ce1">
            <text:p>2299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4H49M32.258S" table:style-name="ce2">
            <text:p>49:32.3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home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4H49M32.268S" table:style-name="ce2">
            <text:p>49:32.3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4H49M30.008S" table:style-name="ce2">
            <text:p>49:30.0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guidelines</text:p>
          </table:table-cell>
          <table:table-cell office:value-type="float" office:value="2304" table:style-name="ce1">
            <text:p>2304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4H49M30.023S" table:style-name="ce2">
            <text:p>49:30.0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guidelines</text:p>
          </table:table-cell>
          <table:table-cell office:value-type="float" office:value="2287" table:style-name="ce1">
            <text:p>2287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4H49M32.278S" table:style-name="ce2">
            <text:p>49:32.3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4H49M32.308S" table:style-name="ce2">
            <text:p>49:32.3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4H49M32.318S" table:style-name="ce2">
            <text:p>49:32.3</text:p>
          </table:table-cell>
          <table:table-cell office:value-type="string" table:style-name="ce1">
            <text:p>TC0017_InformationSharingGuidelines 1-22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4H49M32.273S" table:style-name="ce2">
            <text:p>49:32.3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guidelines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4H49M32.313S" table:style-name="ce2">
            <text:p>49:32.3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4H49M32.258S" table:style-name="ce2">
            <text:p>49:32.3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home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4H49M32.323S" table:style-name="ce2">
            <text:p>49:32.3</text:p>
          </table:table-cell>
          <table:table-cell office:value-type="string" table:style-name="ce1">
            <text:p>TC0017_InformationSharingGuidelines 1-19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4H49M32.323S" table:style-name="ce2">
            <text:p>49:32.3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home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4H49M32.338S" table:style-name="ce2">
            <text:p>49:32.3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logou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4H49M32.313S" table:style-name="ce2">
            <text:p>49:32.3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guidelines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4H49M32.323S" table:style-name="ce2">
            <text:p>49:32.3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home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4H49M32.343S" table:style-name="ce2">
            <text:p>49:32.3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4H49M32.353S" table:style-name="ce2">
            <text:p>49:32.4</text:p>
          </table:table-cell>
          <table:table-cell office:value-type="string" table:style-name="ce1">
            <text:p>TC0017_InformationSharingGuidelines 1-26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4H49M32.313S" table:style-name="ce2">
            <text:p>49:32.3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guidelines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4H49M32.348S" table:style-name="ce2">
            <text:p>49:32.3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home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4H49M32.353S" table:style-name="ce2">
            <text:p>49:32.4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hom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4H49M32.373S" table:style-name="ce2">
            <text:p>49:32.4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logou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4H49M32.358S" table:style-name="ce2">
            <text:p>49:32.4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home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4H49M32.383S" table:style-name="ce2">
            <text:p>49:32.4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4H49M32.388S" table:style-name="ce2">
            <text:p>49:32.4</text:p>
          </table:table-cell>
          <table:table-cell office:value-type="string" table:style-name="ce1">
            <text:p>TC0017_InformationSharingGuidelines 1-28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4H49M32.373S" table:style-name="ce2">
            <text:p>49:32.4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home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4H49M32.388S" table:style-name="ce2">
            <text:p>49:32.4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home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4H49M32.393S" table:style-name="ce2">
            <text:p>49:32.4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logou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4H49M32.403S" table:style-name="ce2">
            <text:p>49:32.4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4H49M32.403S" table:style-name="ce2">
            <text:p>49:32.4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logo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4H49M32.408S" table:style-name="ce2">
            <text:p>49:32.4</text:p>
          </table:table-cell>
          <table:table-cell office:value-type="string" table:style-name="ce1">
            <text:p>TC0017_InformationSharingGuidelines 1-2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4H49M32.408S" table:style-name="ce2">
            <text:p>49:32.4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4H49M32.413S" table:style-name="ce2">
            <text:p>49:32.4</text:p>
          </table:table-cell>
          <table:table-cell office:value-type="string" table:style-name="ce1">
            <text:p>TC0017_InformationSharingGuidelines 1-30</text:p>
          </table:table-cell>
          <table:table-cell office:value-type="string" table:style-name="ce1">
            <text:p>/channels/login.html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4H49M30.073S" table:style-name="ce2">
            <text:p>49:30.1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guidelines</text:p>
          </table:table-cell>
          <table:table-cell office:value-type="float" office:value="2360" table:style-name="ce1">
            <text:p>2360</text:p>
          </table:table-cell>
          <table:table-cell office:value-type="string" table:style-name="ce1">
            <text:p>Warning</text:p>
          </table:table-cell>
          <table:table-cell office:value-type="float" office:value="9537" table:style-name="ce1">
            <text:p>9537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4H49M32.433S" table:style-name="ce2">
            <text:p>49:32.4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guidelines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6055" table:style-name="ce1">
            <text:p>26055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4H49M32.453S" table:style-name="ce2">
            <text:p>49:32.5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home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5745" table:style-name="ce1">
            <text:p>25745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4H49M32.473S" table:style-name="ce2">
            <text:p>49:32.5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home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5970" table:style-name="ce1">
            <text:p>25970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4H49M32.493S" table:style-name="ce2">
            <text:p>49:32.5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4H49M32.503S" table:style-name="ce2">
            <text:p>49:32.5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4H49M32.508S" table:style-name="ce2">
            <text:p>49:32.5</text:p>
          </table:table-cell>
          <table:table-cell office:value-type="string" table:style-name="ce1">
            <text:p>TC0017_InformationSharingGuidelines 1-24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818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3-09T10:08:22Z</dc:date>
  </office:meta>
</office:document-meta>
</file>